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align="justify"&gt;</text:p>
      <text:p text:style-name="Standard"><text:s/></text:p>
      <text:p text:style-name="Standard">&lt;img src="https://user-images.githubusercontent.com/91060831/158379573-7c7fe284-87a3-40a3-b8eb-30874de5c57e.png" width="150"/&gt;</text:p>
      <text:p text:style-name="Standard"/>
      <text:p text:style-name="Standard">The user's manual is the technical document that explains the operation of the software or system developed as a result of the project.</text:p>
      <text:p text:style-name="Standard"/>
      <text:p text:style-name="Standard">It exposes the processes that the user can perform with the implemented system. To achieve this, it is necessary to detail each and every one of the characteristics of the programs and the way to access and enter information.</text:p>
      <text:p text:style-name="Standard"/>
      <text:p text:style-name="Standard">It allows users to know the details of what activities they will have to develop to achieve the system's objectives. It gathers the information, standards and documentation necessary for the user to know and use the developed application adequately.</text:p>
      <text:p text:style-name="Standard"/>
      <text:p text:style-name="Standard">Objectives of the User's Manual:</text:p>
      <text:p text:style-name="Standard"/>
      <text:p text:style-name="Standard">- That the user learns how to prepare the input data.</text:p>
      <text:p text:style-name="Standard">- That the user learns how to obtain the results and output data.</text:p>
      <text:p text:style-name="Standard">- To serve as a reference and learning manual.</text:p>
      <text:p text:style-name="Standard">- To define the functions to be performed by the user.</text:p>
      <text:p text:style-name="Standard">- Inform the user of the response to each error message.</text:p>
      <text:p text:style-name="Standard">- Define the different types of users</text:p>
      <text:p text:style-name="Standard">- Define the modules in which each user will participate.</text:p>
      <text:p text:style-name="Standard">- Proposed content for a User's Manual.</text:p>
      <text:p text:style-name="Standard"/>
      <text:p text:style-name="Standard"/>
      <text:p text:style-name="Standard"/>
      <text:p text:style-name="Standard">The manuals are elaborated based on the needs of the users of the company to which the system has been developed. Some of them may contain the following sections:</text:p>
      <text:p text:style-name="Standard"/>
      <text:p text:style-name="Standard">- Cover page</text:p>
      <text:p text:style-name="Standard">- Index</text:p>
      <text:p text:style-name="Standard">- Introduction</text:p>
      <text:p text:style-name="Standard">- Installation of the system</text:p>
      <text:p text:style-name="Standard">- General system diagram</text:p>
      <text:p text:style-name="Standard">- Detailed particular diagram</text:p>
      <text:p text:style-name="Standard">- Generic explanation of the system phases</text:p>
      <text:p text:style-name="Standard">- Initiation to the use of the system</text:p>
      <text:p text:style-name="Standard">- Reference Manual</text:p>
      <text:p text:style-name="Standard"/>
      <text:p text:style-name="Standard">### Introduction</text:p>
      <text:p text:style-name="Standard"/>
      <text:p text:style-name="Standard">- The introduction indicates the context in which the project was developed.</text:p>
      <text:p text:style-name="Standard">- It details the salient features of the implemented prototype.</text:p>
      <text:p text:style-name="Standard">- It shows each of the other sections of the user's manual.</text:p>
      <text:p text:style-name="Standard"/>
      <text:p text:style-name="Standard">### System Installation</text:p>
      <text:p text:style-name="Standard"><text:soft-page-break/></text:p>
      <text:p text:style-name="Standard">- It includes Hardware and Software Requirements.</text:p>
      <text:p text:style-name="Standard">- In the user's manual it is necessary to indicate the characteristics that the developed software must have to be able to be executed.</text:p>
      <text:p text:style-name="Standard">- It should detail the minimum, recommended and optimal characteristics, both hardware and software.</text:p>
      <text:p text:style-name="Standard">- The user's manual must indicate the way in which the developed software must be installed to be able to be executed.</text:p>
      <text:p text:style-name="Standard">- The process must detail each of the actions that the user needs to do to set up the system.</text:p>
      <text:p text:style-name="Standard"/>
      <text:p text:style-name="Standard">### General system diagram.</text:p>
      <text:p text:style-name="Standard"/>
      <text:p text:style-name="Standard">Shows in condensed form the general flow of information and activities performed in the system. It provides an overview of the system. Represent the diagrams using block diagrams (General Menu Diagram).</text:p>
      <text:p text:style-name="Standard"/>
      <text:p text:style-name="Standard">### Detailed particular diagram.</text:p>
      <text:p text:style-name="Standard"/>
      <text:p text:style-name="Standard">- Here the submenus of the overall system are detailed. Specify whether there is an Administrator menu and one for the client or end user.</text:p>
      <text:p text:style-name="Standard"/>
      <text:p text:style-name="Standard">- Present graphically all the steps that must be carried out to access the administrator menu or the customer menu in the form of a detailed diagram in levels, i.e. the options that each of them has.</text:p>
      <text:p text:style-name="Standard"/>
      <text:p text:style-name="Standard">### Generic explanation of system phases</text:p>
      <text:p text:style-name="Standard"/>
      <text:p text:style-name="Standard">- The DFD diagram of the system is included here. (If there are other diagrams such as use cases also).</text:p>
      <text:p text:style-name="Standard">- Brief explanation of each of the options of the different submenus proposed in the previous paragraph.</text:p>
      <text:p text:style-name="Standard"/>
      <text:p text:style-name="Standard">### Initiation to the use of the system.</text:p>
      <text:p text:style-name="Standard"/>
      <text:p text:style-name="Standard">- This section explains how to get started with the system and how to use its common features. This documentation should tell the user how to get out of a problem when things go wrong.</text:p>
      <text:p text:style-name="Standard"/>
      <text:p text:style-name="Standard">### Reference Manual.</text:p>
      <text:p text:style-name="Standard"/>
      <text:p text:style-name="Standard">- This is the definitive document for the user and must be complete, explaining step by step how to access each option of the system and what each of them is for. It describes in detail the qualities of the system and its use, the error reports generated and the situations in which these errors arise. On-line help systems prevent the user from wasting time in manual queries.</text:p>
      <text:p text:style-name="Standard">- The following aspects can also be added: System objectives, conventions used and general considerations and the glossary of technical terms.</text:p>
      <text:p text:style-name="Standard">- It is important to capture screenshots to illustrate the steps.</text:p>
      <text:p text:style-name="Standard"/>
      <text:p text:style-name="Standard">&lt;/div&g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0" meta:object-count="0" meta:page-count="2" meta:paragraph-count="50" meta:word-count="674" meta:character-count="3981" meta:non-whitespace-character-count="3355"/>
  </office:meta>
</office:document-meta>
</file>